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2" style:family="text">
      <style:text-properties fo:font-size="11.00pt" fo:font-weight="bold" fo:font-family="Calibri" style:font-family-asian="Calibri" style:font-family-complex="Calibri" fo:background-color="#ffffff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5.00%" fo:text-align="left" fo:margin-left="36.00pt" fo:text-indent="0.00pt" fo:margin-bottom="8.00pt"/>
    </style:style>
    <text:list-style style:name="L6">
      <text:list-level-style-bullet text:level="1" text:bullet-char="•">
        <style:list-level-properties text:space-before="108.00pt" text:min-label-width="18.00pt"/>
        <style:text-properties fo:font-family="Symbol"/>
      </text:list-level-style-bullet>
    </text:list-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bottom="8.00pt"/>
    </style:style>
    <text:list-style style:name="L8">
      <text:list-level-style-bullet text:level="1" text:bullet-char="•">
        <style:list-level-properties text:space-before="162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bottom="8.00pt"/>
    </style:style>
    <style:style style:name="P9" style:family="paragraph">
      <style:paragraph-properties fo:line-height="100.00%" fo:text-align="left" fo:margin-bottom="8.00pt"/>
    </style:style>
    <style:style style:name="P10" style:family="paragraph">
      <style:paragraph-properties fo:line-height="105.00%" fo:text-align="left" fo:margin-bottom="8.00pt"/>
    </style:style>
    <style:style style:name="P1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aturnin</text:span></text:p>
      <text:p text:style-name="P2"><text:span text:style-name="T1">Autor</text:span><text:span text:style-name="T2"><text:s/>: Zden</text:span><text:span text:style-name="T3">ěk Jirotka</text:span></text:p>
      <text:p text:style-name="P2"><text:span text:style-name="T4">Téma :<text:s/></text:span><text:span text:style-name="T5">Dobrodruzstvi se sluhou Saturninem</text:span></text:p>
      <text:p text:style-name="P2"><text:span text:style-name="T6">Motiv</text:span><text:span text:style-name="T7"><text:s/>: Sluha, vystrednost, laska, dovolena</text:span></text:p>
      <text:p text:style-name="P2"><text:span text:style-name="T8">Časoprostor :<text:s/></text:span><text:span text:style-name="T9">Praha a venkov, 20. l</text:span><text:span text:style-name="T10">éta 20. století</text:span></text:p>
      <text:p text:style-name="P2"><text:span text:style-name="T11">Kompozice :<text:s/></text:span><text:span text:style-name="T12">Chronologicky dej</text:span></text:p>
      <text:p text:style-name="P2"><text:span text:style-name="T13">Druh :<text:s/></text:span><text:span text:style-name="T14">Epika</text:span></text:p>
      <text:p text:style-name="P2"><text:span text:style-name="T15">Ž</text:span><text:span text:style-name="T16">ánr :<text:s/></text:span><text:span text:style-name="T17">Román</text:span></text:p>
      <text:p text:style-name="P2"><text:span text:style-name="T18">Forma :<text:s/></text:span><text:span text:style-name="T19">Próza</text:span></text:p>
      <text:p text:style-name="P2"><text:span text:style-name="T20">Vyprav</text:span><text:span text:style-name="T21">ěč :<text:s/></text:span><text:span text:style-name="T22">ich-forma</text:span></text:p>
      <text:p text:style-name="P2"><text:span text:style-name="T23">Postavy : </text:span></text:p>
      <text:list text:style-name="L3">
        <text:list-item>
          <text:p text:style-name="P3"><text:span text:style-name="T24">Saturnin<text:s/></text:span><text:span text:style-name="T25">–</text:span><text:span text:style-name="T26"><text:s/>vyprav</text:span><text:span text:style-name="T27">ěčův sluha, velk</text:span><text:span text:style-name="T28">ý smysl pro humor,<text:s/></text:span><text:span text:style-name="T29">ř</text:span><text:span text:style-name="T30">ídí v</text:span><text:span text:style-name="T31">ětšinu děje</text:span></text:p>
        </text:list-item>
        <text:list-item>
          <text:p text:style-name="P3"><text:span text:style-name="T32">Vyprav</text:span><text:span text:style-name="T33">ěč<text:s/></text:span><text:span text:style-name="T34">–</text:span><text:span text:style-name="T35"><text:s/>m</text:span><text:span text:style-name="T36">ěšť</text:span><text:span text:style-name="T37">ácký typ, Saturnin ho poka</text:span><text:span text:style-name="T38">žd</text:span><text:span text:style-name="T39">é dostane do n</text:span><text:span text:style-name="T40">ějak</text:span><text:span text:style-name="T41">é situace, do které by se sám nedostal</text:span></text:p>
        </text:list-item>
        <text:list-item>
          <text:p text:style-name="P3"><text:span text:style-name="T41">D</text:span><text:span text:style-name="T42">ědeček<text:s/></text:span><text:span text:style-name="T43">–</text:span><text:span text:style-name="T44"><text:s/>starý bohatý pán,<text:s/></text:span><text:span text:style-name="T45">ředitel elektrick</text:span><text:span text:style-name="T46">é elektrárny, v</text:span><text:span text:style-name="T47">šichni se snaž</text:span><text:span text:style-name="T48">í dostat d</text:span><text:span text:style-name="T49">ědictv</text:span><text:span text:style-name="T50">í</text:span></text:p>
        </text:list-item>
        <text:list-item>
          <text:p text:style-name="P3"><text:span text:style-name="T50">Teta Kate</text:span><text:span text:style-name="T51">řina<text:s/></text:span><text:span text:style-name="T52">–</text:span><text:span text:style-name="T53"><text:s/>je hami</text:span><text:span text:style-name="T54">žn</text:span><text:span text:style-name="T55">á a hrabivá, pou</text:span><text:span text:style-name="T56">ž</text:span><text:span text:style-name="T57">ívá neustále p</text:span><text:span text:style-name="T58">ř</text:span><text:span text:style-name="T59">ísloví</text:span></text:p>
        </text:list-item>
        <text:list-item>
          <text:p text:style-name="P3"><text:span text:style-name="T59">Milou</text:span><text:span text:style-name="T60">š<text:s/></text:span><text:span text:style-name="T61">–</text:span><text:span text:style-name="T62"><text:s/>syn Kate</text:span><text:span text:style-name="T63">řiny, ta s n</text:span><text:span text:style-name="T64">ím i v 18 letech zachází jako dít</text:span><text:span text:style-name="T65">ě</text:span></text:p>
        </text:list-item>
        <text:list-item>
          <text:p text:style-name="P3"><text:span text:style-name="T66">Sle</text:span><text:span text:style-name="T67">čna Barbora Terebov</text:span><text:span text:style-name="T68">á<text:s/></text:span><text:span text:style-name="T69">–</text:span><text:span text:style-name="T70"><text:s/>moderní, milá<text:s/></text:span><text:span text:style-name="T71">žena</text:span></text:p>
        </text:list-item>
        <text:list-item>
          <text:p text:style-name="P3"><text:span text:style-name="T72">Doktor Vlach<text:s/></text:span><text:span text:style-name="T73">–</text:span><text:span text:style-name="T74"><text:s/>rodinný p</text:span><text:span text:style-name="T75">ř</text:span><text:span text:style-name="T76">ítel, vymý</text:span><text:span text:style-name="T77">šl</text:span><text:span text:style-name="T78">í teorie o chování lidí</text:span></text:p>
        </text:list-item>
        <text:list-item>
          <text:p text:style-name="P3"><text:span text:style-name="T78">Strýc Franti</text:span><text:span text:style-name="T79">šek<text:s/></text:span><text:span text:style-name="T80">–</text:span><text:span text:style-name="T81"><text:s/>figuruje jen v jedné historce</text:span></text:p>
        </text:list-item>
      </text:list>
      <text:p text:style-name="P4"><text:span text:style-name="T82">Vypráv</text:span><text:span text:style-name="T83">ěc</text:span><text:span text:style-name="T84">í zp</text:span><text:span text:style-name="T85">ůzoby :<text:s/></text:span><text:span text:style-name="T86">Polopř</text:span><text:span text:style-name="T87">ímá<text:s/></text:span><text:span text:style-name="T88">řeč, nepř</text:span><text:span text:style-name="T89">ímá<text:s/></text:span><text:span text:style-name="T90">řeč a př</text:span><text:span text:style-name="T91">ímá<text:s/></text:span><text:span text:style-name="T92">řeč</text:span></text:p>
      <text:p text:style-name="P4"><text:span text:style-name="T93">Ver</text:span><text:span text:style-name="T94">šov</text:span><text:span text:style-name="T95">á výstavba :<text:s/></text:span><text:span text:style-name="T96">Není</text:span></text:p>
      <text:p text:style-name="P4"><text:span text:style-name="T97">Typy promluv :<text:s/></text:span><text:span text:style-name="T98">monolog</text:span></text:p>
      <text:p text:style-name="P4"><text:span text:style-name="T99">Kontext Autorovy tvorby : </text:span></text:p>
      <text:p text:style-name="P4"><text:span text:style-name="T100">Zden</text:span><text:span text:style-name="T101">ěk Jirotka (1911-2003)</text:span></text:p>
      <text:p text:style-name="P4"><text:span text:style-name="T102">- spisovatel a fejetonista, autor humoristické literatury a rozhlasových her</text:span></text:p>
      <text:p text:style-name="P4"><text:span text:style-name="T102">- narozen v Ostrav</text:span><text:span text:style-name="T103">ě, nedostudoval re</text:span><text:span text:style-name="T104">álku, vyu</text:span><text:span text:style-name="T105">čil se zedn</text:span><text:span text:style-name="T106">íkem</text:span></text:p>
      <text:p text:style-name="P4"><text:span text:style-name="T106">- maminka<text:s/></text:span><text:span text:style-name="T107">Žofie, otec měl reklamn</text:span><text:span text:style-name="T108">í agenturu</text:span></text:p>
      <text:p text:style-name="P4"><text:span text:style-name="T108">- maturoval na Stavební pr</text:span><text:span text:style-name="T109">ůmyslov</text:span><text:span text:style-name="T110">é<text:s/></text:span><text:span text:style-name="T111">škole v Hradci Kr</text:span><text:span text:style-name="T112">álové</text:span></text:p>
      <text:p text:style-name="P4"><text:span text:style-name="T112">- vstoupil do armády, slou</text:span><text:span text:style-name="T113">žil v řadě měst (Olomouc, Brno, Bansk</text:span><text:span text:style-name="T114">á Bystrica, Ko</text:span><text:span text:style-name="T115">šice, Vyškov)</text:span></text:p>
      <text:p text:style-name="P4"><text:span text:style-name="T116">- na za</text:span><text:span text:style-name="T117">č</text:span><text:span text:style-name="T118">átku okupace pracoval na Ministerstvu ve</text:span><text:span text:style-name="T119">řejn</text:span><text:span text:style-name="T120">ých prací</text:span></text:p>
      <text:p text:style-name="P4"><text:span text:style-name="T120">- od roku 1940 pracoval v Lidových novinách, po válce ve Svobodných novinách a Dikobraze</text:span></text:p>
      <text:p text:style-name="P4"><text:span text:style-name="T120">- od roku 1942, po úsp</text:span><text:span text:style-name="T121">ěchu Saturnina, spisovatelem z povol</text:span><text:span text:style-name="T122">ání</text:span></text:p>
      <text:p text:style-name="P4"><text:span text:style-name="T122">- v 50. letech pracoval v<text:s/></text:span><text:span text:style-name="T123">Československ</text:span><text:span text:style-name="T124">ém rozhlase</text:span></text:p>
      <text:p text:style-name="P4"><text:span text:style-name="T124">- byl<text:s/></text:span><text:span text:style-name="T125">členem PEN-klubu</text:span></text:p>
      <text:p text:style-name="P4"><text:span text:style-name="T126">- hrál malou roli ve filmech 7 zabitých a P</text:span><text:span text:style-name="T127">řehl</text:span><text:span text:style-name="T128">ídce velím já!</text:span></text:p>
      <text:p text:style-name="P4"><text:span text:style-name="T128">- podílel se na televizním a rozhlasovém po</text:span><text:span text:style-name="T129">řadu Sedmilh</text:span><text:span text:style-name="T130">á</text:span><text:span text:style-name="T131">ři</text:span></text:p>
      <text:p text:style-name="P4"><text:span text:style-name="T132">- s man</text:span><text:span text:style-name="T133">želkou tvořili dokonal</text:span><text:span text:style-name="T134">ý pár:<text:s/></text:span><text:span text:style-name="T135">„</text:span><text:span text:style-name="T136">Kdy</text:span><text:span text:style-name="T137">ž slavili 25. v</text:span><text:span text:style-name="T138">ýro</text:span><text:span text:style-name="T139">č</text:span><text:span text:style-name="T140">í svatby, zeptala se paní Jirotková svého </text:span></text:p>
      <text:p text:style-name="P4"><text:span text:style-name="T140">mu</text:span><text:span text:style-name="T141">že, zda ji m</text:span><text:span text:style-name="T142">á je</text:span><text:span text:style-name="T143">ště r</text:span><text:span text:style-name="T144">ád stejn</text:span><text:span text:style-name="T145">ě, jako když se brali. A on na to odpověděl:<text:s/></text:span><text:span text:style-name="T146">„</text:span><text:span text:style-name="T147">Jak o tom tak p</text:span><text:span text:style-name="T148">řem</text:span><text:span text:style-name="T149">ý</text:span><text:span text:style-name="T150">šl</text:span><text:span text:style-name="T151">ím, </text:span></text:p>
      <text:p text:style-name="P4"><text:span text:style-name="T151">mám t</text:span><text:span text:style-name="T152">ě r</text:span><text:span text:style-name="T153">ád je</text:span><text:span text:style-name="T154">ště v</text:span><text:span text:style-name="T155">íc, proto</text:span><text:span text:style-name="T156">že tehdy bych bez tebe mohl ž</text:span><text:span text:style-name="T157">ít a te</text:span><text:span text:style-name="T158">ď už si to neum</text:span><text:span text:style-name="T159">ím p</text:span><text:span text:style-name="T160">ředstavit…“</text:span></text:p>
      <text:p text:style-name="P4"><text:span text:style-name="T161">- má d</text:span><text:span text:style-name="T162">ěti Hanu a Zdeňka</text:span></text:p>
      <text:p text:style-name="P4"><text:span text:style-name="T163">- zem</text:span><text:span text:style-name="T164">řel v Praze</text:span></text:p>
      <text:p text:style-name="P5"><text:span text:style-name="T165">Autorova Díla : </text:span></text:p>
      <text:list text:style-name="L6">
        <text:list-item>
          <text:p text:style-name="P6"><text:span text:style-name="T166">Mu</text:span><text:span text:style-name="T167">ž se psem</text:span></text:p>
        </text:list-item>
        <text:list-item>
          <text:p text:style-name="P6"><text:span text:style-name="T168">Velká kniha Sedmilhá</text:span><text:span text:style-name="T169">řů</text:span></text:p>
        </text:list-item>
        <text:list-item>
          <text:p text:style-name="P6"><text:span text:style-name="T170"/></text:p>
        </text:list-item>
      </text:list>
      <text:p text:style-name="P7"><text:span text:style-name="T171">Literární/ obecn</text:span><text:span text:style-name="T172">ě kulturn</text:span><text:span text:style-name="T173">í kontext : </text:span></text:p>
      <text:p text:style-name="P7"><text:span text:style-name="T174">Literatura 2. poloviny 20. století - humoristická literatura</text:span></text:p>
      <text:p text:style-name="P7"><text:span text:style-name="T174">- d</text:span><text:span text:style-name="T175">ůraz je kladen na zesměšněn</text:span><text:span text:style-name="T176">í, kritiku, na záporné lidské vlastnosti</text:span></text:p>
      <text:p text:style-name="P7"><text:span text:style-name="T176">- základem je zesm</text:span><text:span text:style-name="T177">ěšněn</text:span><text:span text:style-name="T178">í módních literárních forem</text:span></text:p>
      <text:p text:style-name="P7"><text:span text:style-name="T179"/></text:p>
      <text:p text:style-name="P7"><text:span text:style-name="T180"><text:tab/>Dal</text:span><text:span text:style-name="T181">š</text:span><text:span text:style-name="T182">í auto</text:span><text:span text:style-name="T183">ři tohoto obdob</text:span><text:span text:style-name="T184">í :</text:span></text:p>
      <text:list text:style-name="L8">
        <text:list-item>
          <text:p text:style-name="P8"><text:span text:style-name="T185">Karel Polá</text:span><text:span text:style-name="T186">ček<text:s/></text:span><text:span text:style-name="T187">–</text:span><text:span text:style-name="T188"><text:s/>Bylo nás p</text:span><text:span text:style-name="T189">ět</text:span></text:p>
        </text:list-item>
        <text:list-item>
          <text:p text:style-name="P8"><text:span text:style-name="T190">Eduard Bass<text:s/></text:span><text:span text:style-name="T191">–</text:span><text:span text:style-name="T192"><text:s/>Cirkus Humberto, Klapzubova jedenáctka</text:span></text:p>
        </text:list-item>
        <text:list-item>
          <text:p text:style-name="P8"><text:span text:style-name="T193">Jaroslav<text:s/></text:span><text:span text:style-name="T194">Ž</text:span><text:span text:style-name="T195">ák<text:s/></text:span><text:span text:style-name="T196">–</text:span><text:span text:style-name="T197"><text:s/>Cesta do hlubin<text:s/></text:span><text:span text:style-name="T198">štud</text:span><text:span text:style-name="T199">ákovy du</text:span><text:span text:style-name="T200">še</text:span></text:p>
        </text:list-item>
      </text:list>
      <text:p text:style-name="P9"><text:span text:style-name="T201">D</text:span><text:span text:style-name="T202">ěj</text:span><text:span text:style-name="T203"><text:s/>: </text:span></text:p>
      <text:p text:style-name="P10"><text:span text:style-name="T204">Mladý mu</text:span><text:span text:style-name="T205">ž přijme Saturnina jako sluhu. T</text:span><text:span text:style-name="T206">ím se jeho sv</text:span><text:span text:style-name="T207">ět otoč</text:span><text:span text:style-name="T208">í naruby. Z klidného bytu se p</text:span><text:span text:style-name="T209">řestěhuj</text:span><text:span text:style-name="T210">í na hausbót, kde<text:s/></text:span><text:span text:style-name="T211">čel</text:span><text:span text:style-name="T212">í ka</text:span><text:span text:style-name="T213">žd</text:span><text:span text:style-name="T214">ý den vlnobití a projí</text:span><text:span text:style-name="T215">žděj</text:span><text:span text:style-name="T216">ícím parník</text:span><text:span text:style-name="T217">ům. Pak se rovněž na popud Saturnina vyd</text:span><text:span text:style-name="T218">á tento mladý mu</text:span><text:span text:style-name="T219">ž chytit lva, kter</text:span><text:span text:style-name="T220">ý utekl ze zoo. Kdy</text:span><text:span text:style-name="T221">ž přijede na n</text:span><text:span text:style-name="T222">áv</text:span><text:span text:style-name="T223">štěvu teta Kateřina s Miloušem, namluv</text:span><text:span text:style-name="T224">í jim Saturnin,<text:s/></text:span><text:span text:style-name="T225">že jsou na lodi myši, aby se dotěrn</text:span><text:span text:style-name="T226">ých p</text:span><text:span text:style-name="T227">ř</text:span><text:span text:style-name="T228">íbuzných zbavili. Poté se rozhodnou nav</text:span><text:span text:style-name="T229">št</text:span><text:span text:style-name="T230">ívit d</text:span><text:span text:style-name="T231">ědečka mlad</text:span><text:span text:style-name="T232">ého pána, který<text:s/></text:span><text:span text:style-name="T233">žije na venkově. Zde se mlad</text:span><text:span text:style-name="T234">ý mu</text:span><text:span text:style-name="T235">ž seznamuje s Barborou, do kter</text:span><text:span text:style-name="T236">é se brzy zamiluje. K d</text:span><text:span text:style-name="T237">ědečkovi však přijede i doktor Vlach a teta Kateřina s Milošem. Zaž</text:span><text:span text:style-name="T238">ívají spolu<text:s/></text:span><text:span text:style-name="T239">řadu komick</text:span><text:span text:style-name="T240">ých situací, nicmén</text:span><text:span text:style-name="T241">ě nakonec všechno dobře dopadne. Mlad</text:span><text:span text:style-name="T242">ý mu</text:span><text:span text:style-name="T243">ž se sbl</text:span><text:span text:style-name="T244">í</text:span><text:span text:style-name="T245">ž</text:span><text:span text:style-name="T246">í s Barborou a odst</text:span><text:span text:style-name="T247">ěhuj</text:span><text:span text:style-name="T248">í se spolu do Prahy, teta se znova bohat</text:span><text:span text:style-name="T249">ě provd</text:span><text:span text:style-name="T250">á a Saturnin se stará o d</text:span><text:span text:style-name="T251">ědečka.</text:span></text:p>
      <text:p text:style-name="P10"><text:span text:style-name="T251"/></text:p>
      <text:p text:style-name="P10"><text:span text:style-name="T252">Zivot Jirotky:</text:span></text:p>
      <text:p text:style-name="P10"><text:span text:style-name="T253">Narodil se v Ostrav</text:span><text:span text:style-name="T254">ě v domě na dnešn</text:span><text:span text:style-name="T255">ím Nám</text:span><text:span text:style-name="T256">ěst</text:span><text:span text:style-name="T257">í Jurije Gagarina. Zde od roku 1925 studoval reálné gymnázium, av</text:span><text:span text:style-name="T258">šak byl v kvintě vyloučen, načež se učil zedn</text:span><text:span text:style-name="T259">íkem. Nakonec v roce 1933 maturoval na Vy</text:span><text:span text:style-name="T260">šš</text:span><text:span text:style-name="T261">í pr</text:span><text:span text:style-name="T262">ůmyslov</text:span><text:span text:style-name="T263">é<text:s/></text:span><text:span text:style-name="T264">škole stavitelsk</text:span><text:span text:style-name="T265">é v Hradci Králové. Záhy vstoupil do armády, kde z</text:span><text:span text:style-name="T266">ůstal do roku 1939. Působil zde jako důstojn</text:span><text:span text:style-name="T267">ík p</text:span><text:span text:style-name="T268">ěchoty, posl</text:span><text:span text:style-name="T269">éze jako stavební dozor u vojenských staveb. Slou</text:span><text:span text:style-name="T270">žil v Košic</text:span><text:span text:style-name="T271">ích, Banské Bystrici, Olomouci, Vy</text:span><text:span text:style-name="T272">škově a v Brně. V roce 1939 se oženil v Hranic</text:span><text:span text:style-name="T273">ích (2. zá</text:span><text:span text:style-name="T274">ř</text:span><text:span text:style-name="T275">í 1939).[2] Po</text:span><text:span text:style-name="T276">č</text:span><text:span text:style-name="T277">átkem nacistické okupace (1940</text:span><text:span text:style-name="T278">–1942) pracoval na ministerstvu ve</text:span><text:span text:style-name="T279">řejn</text:span><text:span text:style-name="T280">ých prací, ale u</text:span><text:span text:style-name="T281">ž po roce 1942 se věnoval v</text:span><text:span text:style-name="T282">ýhradn</text:span><text:span text:style-name="T283">ě spisovatelsk</text:span><text:span text:style-name="T284">é<text:s/></text:span><text:span text:style-name="T285">činnosti, což mu umožnil mimoř</text:span><text:span text:style-name="T286">ádný ohlas na jeho prvotinu, humoristický román Saturnin. Jeho úsp</text:span><text:span text:style-name="T287">ěch sice již nikdy nepřekonal, ale i kniha Muž se psem, v n</text:span><text:span text:style-name="T288">í</text:span><text:span text:style-name="T289">ž pro změnu parodoval detektivn</text:span><text:span text:style-name="T290">í<text:s/></text:span><text:span text:style-name="T291">ž</text:span><text:span text:style-name="T292">ánr, se stala velmi oblíbenou.</text:span></text:p>
      <text:p text:style-name="P10"><text:span text:style-name="T292"/></text:p>
      <text:p text:style-name="P10"><text:span text:style-name="T292">V letech 1945</text:span><text:span text:style-name="T293">–1951 byl jejich redaktorem (po druh</text:span><text:span text:style-name="T294">é sv</text:span><text:span text:style-name="T295">ětov</text:span><text:span text:style-name="T296">é válce byly p</text:span><text:span text:style-name="T297">řejmenov</text:span><text:span text:style-name="T298">ány na Svobodné noviny). Po roce 1951 pak byl dva roky redaktorem humoristického týdeníku Dikobraz. Mezi lety 1953 a 1962 p</text:span><text:span text:style-name="T299">ůsobil v redakci Československ</text:span><text:span text:style-name="T300">ého rozhlasu. Vedl zde nejprve redakci humoru a satiry, pozd</text:span><text:span text:style-name="T301">ěji redakci pro českou a slovenskou literaturu. V roce 1962 se opět vr</text:span><text:span text:style-name="T302">átil do redakce Dikobrazu, stal se zde zástupcem<text:s/></text:span><text:span text:style-name="T303">š</text:span><text:span text:style-name="T304">éfredaktora a na tomto postu setrval a</text:span><text:span text:style-name="T305">ž do odchodu do důchodu v roce 1971.</text:span><text:span text:style-name="T306"><text:line-break/></text:span></text:p>
      <text:p text:style-name="P11"><text:span text:style-name="T30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